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esterfiel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3">
            <text:p>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30">
            <text:p>3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16">
            <text:p>1316</text:p>
          </table:table-cell>
          <table:table-cell table:style-name="ce23" office:value-type="float" office:value="1105">
            <text:p>110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8">
            <text:p>3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35">
            <text:p>235</text:p>
          </table:table-cell>
          <table:table-cell table:style-name="ce23" office:value-type="float" office:value="135">
            <text:p>13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03">
            <text:p>1203</text:p>
          </table:table-cell>
          <table:table-cell table:style-name="ce23" office:value-type="float" office:value="501">
            <text:p>50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54">
            <text:p>254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170">
            <text:p>17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892">
            <text:p>1892</text:p>
          </table:table-cell>
          <table:table-cell table:style-name="ce23" office:value-type="float" office:value="383">
            <text:p>38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71">
            <text:p>7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885">
            <text:p>5885</text:p>
          </table:table-cell>
          <table:table-cell table:style-name="ce23" office:value-type="float" office:value="2515">
            <text:p>25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55">
            <text:p>35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65">
            <text:p>665</text:p>
          </table:table-cell>
          <table:table-cell table:style-name="ce23" office:value-type="float" office:value="158">
            <text:p>15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077">
            <text:p>107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40">
            <text:p>340</text:p>
          </table:table-cell>
          <table:table-cell table:style-name="ce23" office:value-type="float" office:value="126">
            <text:p>12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81">
            <text:p>48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130">
            <text:p>13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253">
            <text:p>3253</text:p>
          </table:table-cell>
          <table:table-cell table:style-name="ce23" office:value-type="float" office:value="576">
            <text:p>57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5617">
            <text:p>5617</text:p>
          </table:table-cell>
          <table:table-cell table:style-name="ce23" office:value-type="float" office:value="1835">
            <text:p>183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1502">
            <text:p>11502</text:p>
          </table:table-cell>
          <table:table-cell table:style-name="ce23" office:value-type="float" office:value="4350">
            <text:p>435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